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Tableau3" style:family="table">
      <style:table-properties style:width="18.29cm" table:align="left" style:shadow="none"/>
    </style:style>
    <style:style style:name="Tableau3.A" style:family="table-column">
      <style:table-column-properties style:column-width="8.103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6.879cm"/>
    </style:style>
    <style:style style:name="Tableau3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fo:language="en" fo:country="US" officeooo:rsid="00040232" officeooo:paragraph-rsid="002adc87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11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Caption">
      <style:paragraph-properties fo:text-align="center" style:justify-single-word="false"/>
      <style:text-properties fo:language="en" fo:country="US"/>
    </style:style>
    <style:style style:name="P15" style:family="paragraph" style:parent-style-name="Table_20_Contents_20_small">
      <style:text-properties fo:language="en" fo:country="US"/>
    </style:style>
    <style:style style:name="P16" style:family="paragraph" style:parent-style-name="Table_20_Contents_20_small">
      <style:text-properties fo:language="en" fo:country="US" officeooo:paragraph-rsid="0008e5ab"/>
    </style:style>
    <style:style style:name="P17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8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19" style:family="paragraph" style:parent-style-name="Table_20_Heading">
      <style:text-properties fo:language="en" fo:country="US"/>
    </style:style>
    <style:style style:name="P20" style:family="paragraph" style:parent-style-name="Text_20_Body_20_special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style:font-size-asian="10.5pt"/>
    </style:style>
    <style:style style:name="P23" style:family="paragraph" style:parent-style-name="Table_20_Contents">
      <style:text-properties fo:language="en" fo:country="US" officeooo:rsid="00063b7b" officeooo:paragraph-rsid="00063b7b" style:font-size-asian="10.5pt"/>
    </style:style>
    <style:style style:name="P24" style:family="paragraph" style:parent-style-name="Table_20_Contents">
      <style:text-properties fo:language="en" fo:country="US" officeooo:rsid="000d90c9" officeooo:paragraph-rsid="000d90c9"/>
    </style:style>
    <style:style style:name="P25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6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7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4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5" style:family="paragraph" style:parent-style-name="Table_20_Contents">
      <style:text-properties fo:language="en" fo:country="US" officeooo:rsid="00105602" officeooo:paragraph-rsid="00105602"/>
    </style:style>
    <style:style style:name="P36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7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8" style:family="paragraph" style:parent-style-name="Table_20_Contents">
      <style:text-properties fo:language="en" fo:country="US" officeooo:rsid="0011db7a" officeooo:paragraph-rsid="0011db7a"/>
    </style:style>
    <style:style style:name="P39" style:family="paragraph" style:parent-style-name="Table_20_Contents">
      <style:paragraph-properties fo:text-align="end" style:justify-single-word="false"/>
      <style:text-properties fo:language="en" fo:country="US"/>
    </style:style>
    <style:style style:name="P40" style:family="paragraph" style:parent-style-name="Table_20_Contents">
      <style:text-properties fo:language="en" fo:country="US" officeooo:rsid="00139dc2" officeooo:paragraph-rsid="00139dc2"/>
    </style:style>
    <style:style style:name="P41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2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3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4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5" style:family="paragraph" style:parent-style-name="Table_20_Contents">
      <style:text-properties fo:language="en" fo:country="US" officeooo:rsid="00167aef" officeooo:paragraph-rsid="00167aef"/>
    </style:style>
    <style:style style:name="P46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7" style:family="paragraph" style:parent-style-name="Table_20_Contents">
      <style:text-properties fo:language="en" fo:country="US" officeooo:rsid="001e5db4" officeooo:paragraph-rsid="001f401c"/>
    </style:style>
    <style:style style:name="P48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49" style:family="paragraph" style:parent-style-name="Table_20_Contents">
      <style:text-properties fo:language="en" fo:country="US" officeooo:rsid="001cf0e2" officeooo:paragraph-rsid="001cf0e2"/>
    </style:style>
    <style:style style:name="P50" style:family="paragraph" style:parent-style-name="Table_20_Contents">
      <style:text-properties fo:language="en" fo:country="US" officeooo:rsid="001f401c" officeooo:paragraph-rsid="001f401c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2" style:family="paragraph" style:parent-style-name="Table_20_Contents">
      <style:text-properties fo:language="en" fo:country="US" officeooo:rsid="0020be8a" officeooo:paragraph-rsid="0020be8a"/>
    </style:style>
    <style:style style:name="P53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4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5" style:family="paragraph" style:parent-style-name="Table_20_Contents">
      <style:text-properties fo:language="en" fo:country="US" officeooo:rsid="0022aec3" officeooo:paragraph-rsid="0022aec3"/>
    </style:style>
    <style:style style:name="P56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7" style:family="paragraph" style:parent-style-name="Table_20_Contents">
      <style:text-properties fo:language="en" fo:country="US" officeooo:rsid="00254be7" officeooo:paragraph-rsid="00254be7"/>
    </style:style>
    <style:style style:name="P58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59" style:family="paragraph" style:parent-style-name="Table_20_Contents">
      <style:text-properties fo:language="en" fo:country="US" officeooo:rsid="0025e077" officeooo:paragraph-rsid="0025e077"/>
    </style:style>
    <style:style style:name="P60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1" style:family="paragraph" style:parent-style-name="Table_20_Contents">
      <style:text-properties fo:language="en" fo:country="US" officeooo:rsid="0026a948" officeooo:paragraph-rsid="0026a948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Line_20_Heading">
      <style:text-properties fo:language="en" fo:country="US"/>
    </style:style>
    <style:style style:name="P64" style:family="paragraph" style:parent-style-name="Table_20_Line_20_Heading">
      <style:text-properties fo:language="en" fo:country="US" officeooo:rsid="00063b7b" officeooo:paragraph-rsid="00063b7b"/>
    </style:style>
    <style:style style:name="P65" style:family="paragraph" style:parent-style-name="Table_20_Content_20_Special">
      <style:text-properties fo:language="en" fo:country="US"/>
    </style:style>
    <style:style style:name="P66" style:family="paragraph" style:parent-style-name="Standard">
      <style:paragraph-properties fo:text-align="end" style:justify-single-word="false"/>
    </style:style>
    <style:style style:name="P67" style:family="paragraph" style:parent-style-name="Standard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P68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P69" style:family="paragraph" style:parent-style-name="Standard" style:list-style-name="L1">
      <style:text-properties fo:language="en" fo:country="US" officeooo:rsid="00040232" officeooo:paragraph-rsid="002adc87"/>
    </style:style>
    <style:style style:name="P70" style:family="paragraph" style:parent-style-name="Text_20_body" style:list-style-name="L3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71" style:family="paragraph" style:parent-style-name="Text_20_body" style:list-style-name="L4">
      <style:text-properties fo:language="en" fo:country="US" officeooo:paragraph-rsid="000d90c9"/>
    </style:style>
    <style:style style:name="P72" style:family="paragraph" style:parent-style-name="Text_20_body" style:list-style-name="L8">
      <style:text-properties fo:language="en" fo:country="US" officeooo:paragraph-rsid="001bad60"/>
    </style:style>
    <style:style style:name="P73" style:family="paragraph" style:parent-style-name="Text_20_body" style:list-style-name="L5">
      <style:text-properties fo:font-size="11pt" fo:language="en" fo:country="US" officeooo:paragraph-rsid="0018c288" style:font-size-asian="11pt" style:font-size-complex="11pt"/>
    </style:style>
    <style:style style:name="P74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5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76" style:family="paragraph" style:parent-style-name="Text_20_body" style:list-style-name="L7">
      <style:text-properties fo:font-size="11pt" fo:language="en" fo:country="US" officeooo:rsid="0018c288" officeooo:paragraph-rsid="0018c288" style:font-size-asian="11pt" style:font-size-complex="11pt"/>
    </style:style>
    <style:style style:name="P77" style:family="paragraph" style:parent-style-name="Text_20_body">
      <style:text-properties officeooo:paragraph-rsid="002adc87"/>
    </style:style>
    <style:style style:name="P78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80" style:family="paragraph" style:parent-style-name="Heading_20_1">
      <style:text-properties fo:language="en" fo:country="US" officeooo:paragraph-rsid="002adc87"/>
    </style:style>
    <style:style style:name="P81" style:family="paragraph" style:parent-style-name="Heading_20_1">
      <style:paragraph-properties fo:break-before="page"/>
      <style:text-properties fo:language="en" fo:country="US"/>
    </style:style>
    <style:style style:name="P82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3" style:family="paragraph" style:parent-style-name="Heading_20_2">
      <style:text-properties fo:language="en" fo:country="US"/>
    </style:style>
    <style:style style:name="P84" style:family="paragraph" style:parent-style-name="Heading_20_2">
      <style:text-properties fo:language="en" fo:country="US" officeooo:rsid="00040232" officeooo:paragraph-rsid="002adc87"/>
    </style:style>
    <style:style style:name="P85" style:family="paragraph" style:parent-style-name="Heading_20_2">
      <style:paragraph-properties fo:break-before="page"/>
      <style:text-properties fo:language="en" fo:country="US"/>
    </style:style>
    <style:style style:name="P86" style:family="paragraph" style:parent-style-name="Heading_20_2">
      <style:paragraph-properties fo:break-before="page"/>
      <style:text-properties fo:language="en" fo:country="US" officeooo:rsid="00063b7b" officeooo:paragraph-rsid="00063b7b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Table_20_Contents_20_small" style:list-style-name="L2">
      <style:text-properties fo:language="en" fo:country="US"/>
    </style:style>
    <style:style style:name="P90" style:family="paragraph" style:parent-style-name="Table_20_Contents_20_small" style:list-style-name="L2">
      <style:text-properties fo:language="en" fo:country="US" officeooo:paragraph-rsid="0008e5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P67"><text:s/>User Manual</text:p>
            <text:p text:style-name="Standard"/>
          </table:table-cell>
          <table:table-cell table:style-name="Tableau1.A1" office:value-type="string">
            <text:p text:style-name="P68">jithinbp.in/vLabtool</text:p>
            <text:p text:style-name="P68">Videos, sample code</text:p>
            <text:p text:style-name="P66"><draw:frame draw:style-name="fr5" draw:name="Image2" text:anchor-type="paragraph" svg:x="2.501cm" svg:y="0.065cm" svg:width="1.055cm" svg:height="1.7cm" draw:z-index="11"><draw:image xlink:href="../images/phone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6" draw:name="Image1" text:anchor-type="as-char" svg:width="3.87cm" svg:height="2.863cm" draw:z-index="13"><draw:image xlink:href="../images/wave.png" xlink:type="simple" xlink:show="embed" xlink:actuate="onLoad"/></draw:frame></text:p>
          </table:table-cell>
        </table:table-row>
      </table:table>
      <text:h text:style-name="P80" text:outline-level="1">Introduction</text:h>
      <text:list xml:id="list4879955755424076329" text:style-name="L1">
        <text:list-item>
          <text:p text:style-name="P69">A cost effective, multi-pronged data acquisition and control instrument to turn your computer into a workbench for science and electronics experiments .</text:p>
        </text:list-item>
      </text:list>
      <text:h text:style-name="P84" text:outline-level="2"><draw:frame draw:style-name="fr5" draw:name="Image10" text:anchor-type="paragraph" svg:x="0.621cm" svg:y="0.402cm" svg:width="15.827cm" svg:height="9.594cm" draw:z-index="12"><draw:image xlink:href="../images/vlabtool.png" xlink:type="simple" xlink:show="embed" xlink:actuate="onLoad"/></draw:frame></text:h>
      <text:h text:style-name="P84" text:outline-level="2">Plug<text:tab/> and Play multitool with Experiment Oriented Apps.</text:h>
      <text:p text:style-name="P77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2"><draw:frame draw:style-name="fr3" draw:name="Frame1" text:anchor-type="as-char" svg:width="6.749cm" draw:z-index="14"><draw:text-box fo:min-height="6.11cm"><text:p text:style-name="P13"><draw:frame draw:style-name="fr9" draw:name="Image4" text:anchor-type="as-char" svg:width="6.749cm" svg:height="5.653cm" style:rel-height="scale" draw:z-index="15"><draw:image xlink:href="../images/ubuntu.png" xlink:type="simple" xlink:show="embed" xlink:actuate="onLoad"/></draw:frame>Version 12.04 or Greater</text:p></draw:text-box></draw:frame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2"><draw:frame draw:style-name="fr4" draw:name="Frame2" text:anchor-type="as-char" svg:y="-2.858cm" svg:width="6.227cm" draw:z-index="16"><draw:text-box fo:min-height="6.11cm"><text:p text:style-name="P11"><draw:frame draw:style-name="fr10" draw:name="Image5" text:anchor-type="paragraph" svg:x="0cm" svg:y="0cm" svg:width="6.227cm" svg:height="5.355cm" style:rel-height="scale" draw:z-index="17"><draw:image xlink:href="../images/python.png" xlink:type="simple" xlink:show="embed" xlink:actuate="onLoad"/></draw:frame>Version 2.7 or Greater</text:p></draw:text-box></draw:frame></text:p>
          </table:table-cell>
        </table:table-row>
      </table:table>
      <text:p text:style-name="P7"/>
      <text:h text:style-name="P86" text:outline-level="2">Feature Summary</text:h>
      <text:p text:style-name="P20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Feature</text:p>
          </table:table-cell>
          <table:table-cell table:style-name="Table1.A1" office:value-type="string">
            <text:p text:style-name="P19">Description</text:p>
          </table:table-cell>
          <table:table-cell table:style-name="Table1.A1" office:value-type="string">
            <text:p text:style-name="P19">Socket Labels</text:p>
          </table:table-cell>
          <table:table-cell table:style-name="Table1.D1" office:value-type="string">
            <text:p text:style-name="P19"><text:s/>Range</text:p>
          </table:table-cell>
        </table:table-row>
        <table:table-row>
          <table:table-cell table:style-name="Table1.A2" office:value-type="string">
            <text:p text:style-name="P63">Analog Inputs</text:p>
          </table:table-cell>
          <table:table-cell table:style-name="Table1.B2" office:value-type="string">
            <text:p text:style-name="P15">Up to 10 analog inputs with various voltage ranges.</text:p>
            <text:p text:style-name="P15"><text:s/>Programmable gain and offset control.</text:p>
            <text:p text:style-name="P15"><text:s/>12-bit voltage measurement. Up-to 1MSPS sampling.</text:p>
            <text:p text:style-name="P15"><text:s/><text:span text:style-name="T1">5ppm</text:span>, 3.3V Voltage Reference</text:p>
          </table:table-cell>
          <table:table-cell table:style-name="Table1.C8" office:value-type="string">
            <text:p text:style-name="P23"><text:s/>CH1, CH2</text:p>
            <text:p text:style-name="P23"><text:s/>CH3,</text:p>
            <text:p text:style-name="P23"><text:s/>CH4 - CH7</text:p>
            <text:p text:style-name="P23"><text:s/>SEN</text:p>
            <text:p text:style-name="P23"><text:s/>I2V</text:p>
          </table:table-cell>
          <table:table-cell table:style-name="Table1.D2" office:value-type="string">
            <text:p text:style-name="P23"><text:s/>±16Volts</text:p>
            <text:p text:style-name="P23"><text:s/>±3.3Volts</text:p>
            <text:p text:style-name="P23"><text:s/>0 − 3.3V</text:p>
            <text:p text:style-name="P23"><text:s/>0 − 3.3V</text:p>
            <text:p text:style-name="P23"><text:s/>±3.3mA</text:p>
          </table:table-cell>
        </table:table-row>
        <table:table-row>
          <table:table-cell table:style-name="Table1.A2" office:value-type="string">
            <text:p text:style-name="P64">Analog Outputs</text:p>
          </table:table-cell>
          <table:table-cell table:style-name="Table1.B3" office:value-type="string">
            <text:p text:style-name="P15">Programmable Voltage Sources (12-bit)</text:p>
            <text:p text:style-name="P15"/>
            <text:p text:style-name="P15"/>
            <text:p text:style-name="P15">Programmable Constant Current Source</text:p>
          </table:table-cell>
          <table:table-cell table:style-name="Table1.C8" office:value-type="string">
            <text:p text:style-name="P15"><text:s/>PVS1</text:p>
            <text:p text:style-name="P15"><text:s/>PVS2</text:p>
            <text:p text:style-name="P15"><text:s/>PVS3</text:p>
            <text:p text:style-name="P15"><text:s/>PCS</text:p>
            <text:p text:style-name="P15"><text:s/></text:p>
          </table:table-cell>
          <table:table-cell table:style-name="Table1.D3" office:value-type="string">
            <text:p text:style-name="P15">±5V</text:p>
            <text:p text:style-name="P15">±3.3V</text:p>
            <text:p text:style-name="P15">0 − 3.3V</text:p>
            <text:p text:style-name="P15">0 − 3.3mA</text:p>
          </table:table-cell>
        </table:table-row>
        <table:table-row>
          <table:table-cell table:style-name="Table1.A2" office:value-type="string">
            <text:p text:style-name="P64">Digital Inputs</text:p>
          </table:table-cell>
          <table:table-cell table:style-name="Table1.B4" office:value-type="string">
            <text:p text:style-name="P15"><text:span text:style-name="T3">4 </text:span>×<text:span text:style-name="T3"> TTL compatible digital Inputs.</text:span></text:p>
            <text:p text:style-name="P15"><text:s/>Logic Analyzer</text:p>
            <text:p text:style-name="P15">Frequency Counter (0-30MHz),</text:p>
            <text:p text:style-name="P15">time measurement routines</text:p>
            <text:p text:style-name="P15">±2.5ppm, 12M Hz Reference oscillator</text:p>
          </table:table-cell>
          <table:table-cell table:style-name="Table1.C8" office:value-type="string">
            <text:p text:style-name="P15">ID1 - ID4</text:p>
          </table:table-cell>
          <table:table-cell table:style-name="Table1.D4" office:value-type="string">
            <text:p text:style-name="P15">0-5 V</text:p>
          </table:table-cell>
        </table:table-row>
        <table:table-row>
          <table:table-cell table:style-name="Table1.A2" office:value-type="string">
            <text:p text:style-name="P64">Waveform</text:p>
            <text:p text:style-name="P64"><text:s/>Generators</text:p>
          </table:table-cell>
          <table:table-cell table:style-name="Table1.B5" office:value-type="string">
            <text:list xml:id="list5988429318404313164" text:style-name="L2">
              <text:list-item>
                <text:p text:style-name="P89">Sine/triangle wave.</text:p>
                <text:p text:style-name="P89">Programmable frequency : 28-bit resolution</text:p>
                <text:p text:style-name="P90">Manual Amplitude Control</text:p>
              </text:list-item>
              <text:list-item>
                <text:p text:style-name="P90">Sine wave</text:p>
                <text:p text:style-name="P90">Fixed Frequency</text:p>
                <text:p text:style-name="P90">Fixed Amplitude</text:p>
              </text:list-item>
              <text:list-item>
                <text:p text:style-name="P90">4 × Phase Correlated Square Waves</text:p>
                <text:p text:style-name="P90">Frequency</text:p>
                <text:p text:style-name="P90">Phase difference maximum resolution</text:p>
                <text:p text:style-name="P90">Duty Cycle maximum resolution</text:p>
                <text:p text:style-name="P90">Also functions as simple state selectable output</text:p>
              </text:list-item>
            </text:list>
          </table:table-cell>
          <table:table-cell table:style-name="Table1.C8" office:value-type="string">
            <text:p text:style-name="P15"><text:s/>Wavegen</text:p>
            <text:p text:style-name="P16"><text:s/></text:p>
            <text:p text:style-name="P16"/>
            <text:p text:style-name="P16">SINE</text:p>
            <text:p text:style-name="P16"><text:s/></text:p>
            <text:p text:style-name="P16"/>
            <text:p text:style-name="P15">SQ1 - SQ4</text:p>
          </table:table-cell>
          <table:table-cell table:style-name="Table1.D5" office:value-type="string">
            <text:p text:style-name="P15"><text:s/></text:p>
            <text:p text:style-name="P15"><text:s/>5Hz - 2MHz</text:p>
            <text:p text:style-name="P15"><text:s/>0-4 Volts</text:p>
            <text:p text:style-name="P15"><text:s/></text:p>
            <text:p text:style-name="P15"><text:s/>14 <text:span text:style-name="T4">k</text:span>Hz</text:p>
            <text:p text:style-name="P15"><text:s/>±4Volts</text:p>
            <text:p text:style-name="P15"><text:s/>0 − 5Volts</text:p>
            <text:p text:style-name="P15"><text:s/>10Hz-<text:span text:style-name="T4">1</text:span>6MHz</text:p>
            <text:p text:style-name="P15"><text:s/>15nS</text:p>
            <text:p text:style-name="P15"><text:s/>15nS</text:p>
          </table:table-cell>
        </table:table-row>
        <table:table-row>
          <table:table-cell table:style-name="Table1.A2" office:value-type="string">
            <text:p text:style-name="P64">Wireless Nodes</text:p>
          </table:table-cell>
          <table:table-cell table:style-name="Table1.B6" office:value-type="string">
            <text:p text:style-name="P15">Battery Powered add-on units.</text:p>
            <text:p text:style-name="P15">Power Source</text:p>
            <text:p text:style-name="P18">Acts as a wireless bridge for various sensors</text:p>
            <text:p text:style-name="P18">Multiple Nodes can be used together</text:p>
            <text:p text:style-name="P18">Can also control relays and read voltages</text:p>
          </table:table-cell>
          <table:table-cell table:style-name="Table1.C8" office:value-type="string">
            <text:p text:style-name="P15"/>
            <text:p text:style-name="P15">Cell/Adapter</text:p>
            <text:p text:style-name="P15"/>
          </table:table-cell>
          <table:table-cell table:style-name="Table1.D6" office:value-type="string">
            <text:p text:style-name="P15"/>
            <text:p text:style-name="P15">3.7-4.2 V</text:p>
          </table:table-cell>
        </table:table-row>
        <table:table-row>
          <table:table-cell table:style-name="Table1.A2" office:value-type="string">
            <text:p text:style-name="P64">Data Buses</text:p>
          </table:table-cell>
          <table:table-cell table:style-name="Table1.B7" office:value-type="string">
            <text:p text:style-name="P15">I2C : Master</text:p>
            <text:p text:style-name="P17"><text:s/>Commonly Used by numerous sensor ICs</text:p>
            <text:p text:style-name="P15">SPI : Master</text:p>
            <text:p text:style-name="P17"><text:s/>Chip Select pins</text:p>
            <text:p text:style-name="P15"><text:s/>UART</text:p>
          </table:table-cell>
          <table:table-cell table:style-name="Table1.C8" office:value-type="string">
            <text:p text:style-name="P15">SCL,SDA</text:p>
            <text:p text:style-name="P15"/>
            <text:p text:style-name="P15">SCK,SDI,SDO</text:p>
            <text:p text:style-name="P15"/>
            <text:p text:style-name="P15">CS1 , CS2</text:p>
          </table:table-cell>
          <table:table-cell table:style-name="Table1.D7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4">Expansion Slot</text:p>
          </table:table-cell>
          <table:table-cell table:style-name="Table1.B8" office:value-type="string">
            <text:p text:style-name="P15">20 - pin Socket designed to accommodate</text:p>
            <text:p text:style-name="P15">add-on modules.</text:p>
            <text:p text:style-name="P15">Selection includes SPI,I2C,Analog IO,Digital IO,</text:p>
            <text:p text:style-name="P15">16MHz TTL output, and a DC Sine Wave.</text:p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</table:table-row>
      </table:table>
      <text:p text:style-name="P20"/>
      <text:h text:style-name="P82" text:outline-level="1">Installing the software</text:h>
      <text:p text:style-name="P2">.</text:p>
      <text:p text:style-name="P3">The device has been tested on Debian based distributions: Ubuntu 12.04 and above, and Raspbian Wheezy. Windows support pending.</text:p>
      <text:h text:style-name="P83" text:outline-level="2">System Require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Processor</text:p>
          </table:table-cell>
          <table:table-cell table:style-name="Table2.A1" office:value-type="string">
            <text:p text:style-name="P24"><text:s/><text:span text:style-name="T5">Entry level PCs as well as Netbooks running Intel Atom processors are</text:span></text:p>
            <text:p text:style-name="P24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5">Display</text:p>
          </table:table-cell>
          <table:table-cell table:style-name="Table2.A1" office:value-type="string">
            <text:p text:style-name="P26">Graphical Utilities are scalable down to 800x600 without scrollbars entering</text:p>
            <text:p text:style-name="P26">into the picture.</text:p>
            <text:p text:style-name="P24">Accelerated Graphics are only required if responsive 3D plots are being used</text:p>
          </table:table-cell>
        </table:table-row>
      </table:table>
      <text:h text:style-name="P83" text:outline-level="2">Installating dependencies</text:h>
      <text:p text:style-name="P4">Run the following commands on a terminal (CTRL-ALT-T) :</text:p>
      <text:list xml:id="list7721404524415490662" text:style-name="L3">
        <text:list-item>
          <text:p text:style-name="P70">sudo apt-get install python-qt4 python-opengl python-qt4-gl python-scipy</text:p>
          <text:p text:style-name="P70">python-numpy ipython-qtconsole python-setuptools python-sip</text:p>
        </text:list-item>
        <text:list-item>
          <text:p text:style-name="P70">sudo easy_install pyqtgraph</text:p>
        </text:list-item>
        <text:list-item>
          <text:p text:style-name="P70">sudo easy_install vLabtool</text:p>
        </text:list-item>
      </text:list>
      <text:h text:style-name="P83" text:outline-level="2">List of Installed Software</text:h>
      <text:p text:style-name="P4">The Following is an incomplete list of graphical applications that have been installed along with the Python module, and can be run from a terminal</text:p>
      <text:list xml:id="list2779143712873494766" text:style-name="L4">
        <text:list-item>
          <text:p text:style-name="P71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71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71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1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71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71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71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81" text:outline-level="1">Testing : <text:span text:style-name="T11">Oscilloscope Application</text:span></text:h>
      <text:p text:style-name="P8">Copy the following command and run it on a terminal: <text:span text:style-name="T13">vLabtool-scope</text:span></text:p>
      <text:p text:style-name="P1"><draw:frame draw:style-name="fr1" draw:name="Frame3" text:anchor-type="paragraph" svg:width="17cm" draw:z-index="0"><draw:text-box fo:min-height="9.537cm"><text:p text:style-name="P12"><draw:frame draw:style-name="fr7" draw:name="Image6" text:anchor-type="paragraph" svg:width="17cm" svg:height="9.537cm" style:rel-height="scale" draw:z-index="1"><draw:image xlink:href="../images/shot-oscillo.png" xlink:type="simple" xlink:show="embed" xlink:actuate="onLoad"/></draw:frame>Screenshot <text:span text:style-name="T12">o</text:span>f the oscilloscope utility plotting a sine waves generated by the waveform generators.</text:p><text:p text:style-name="P12">The data has also been fitted, and the results displayed in the bottom section.</text:p></draw:text-box></draw:frame></text:p>
      <text:h text:style-name="P83" text:outline-level="2">Control widgets in the Analog Signals sec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/>
          </table:table-cell>
          <table:table-cell table:style-name="Table3.B1" office:value-type="string">
            <text:p text:style-name="P65">CH1 : Channel 1 of the oscilloscope</text:p>
          </table:table-cell>
        </table:table-row>
        <table:table-row>
          <table:table-cell table:style-name="Table3.A2" office:value-type="string">
            <text:p text:style-name="P36">Remappable </text:p>
          </table:table-cell>
          <table:table-cell table:style-name="Table3.B2" office:value-type="string">
            <text:p text:style-name="P35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65">CH2 : Channel 2 of the oscilloscope</text:p>
          </table:table-cell>
        </table:table-row>
        <table:table-row>
          <table:table-cell table:style-name="Table3.A7" office:value-type="string">
            <text:p text:style-name="P36">Fixed </text:p>
          </table:table-cell>
          <table:table-cell table:style-name="Table3.B7" office:value-type="string">
            <text:p text:style-name="P27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65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6">Level </text:p>
          </table:table-cell>
          <table:table-cell table:style-name="Table3.B6" office:value-type="string">
            <text:p text:style-name="P27">The rotary dial sets the trigger level, and this is also reflected in a marker</text:p>
            <text:p text:style-name="P27">located on the plot.</text:p>
          </table:table-cell>
        </table:table-row>
        <table:table-row>
          <table:table-cell table:style-name="Table3.A7" office:value-type="string">
            <text:p text:style-name="P36">Channel </text:p>
          </table:table-cell>
          <table:table-cell table:style-name="Table3.B7" office:value-type="string">
            <text:p text:style-name="P35"><text:span text:style-name="T5">The drop down menu allows selecting the trigger channel</text:span>, If CH1 is selected,</text:p>
            <text:p text:style-name="P35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6"/>
          </table:table-cell>
          <table:table-cell table:style-name="Table3.B8" office:value-type="string">
            <text:p text:style-name="P65">Time Gap : Specify the time scale of the oscilloscope</text:p>
          </table:table-cell>
        </table:table-row>
        <table:table-row>
          <table:table-cell table:style-name="Table3.A9" office:value-type="string">
            <text:p text:style-name="P36">Dial </text:p>
          </table:table-cell>
          <table:table-cell table:style-name="Table3.B9" office:value-type="string">
            <text:p text:style-name="P35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0">Sine Fit :Uses Scipy to fit the data against a sine function</text:p>
          </table:table-cell>
        </table:table-row>
        <table:table-row>
          <table:table-cell table:style-name="Table4.A1" office:value-type="string">
            <text:p text:style-name="P37">Menu 1</text:p>
          </table:table-cell>
          <table:table-cell table:style-name="Table4.A1" office:value-type="string">
            <text:p text:style-name="P38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7">Menu 2</text:p>
          </table:table-cell>
          <table:table-cell table:style-name="Table4.A1" office:value-type="string">
            <text:p text:style-name="P28">Select a second input data channel for fitting.</text:p>
          </table:table-cell>
        </table:table-row>
        <table:table-row>
          <table:table-cell table:style-name="Table4.A1" office:value-type="string">
            <text:p text:style-name="P37">checkbox</text:p>
          </table:table-cell>
          <table:table-cell table:style-name="Table4.A1" office:value-type="string">
            <text:p text:style-name="P28">Overlay the fitted results.</text:p>
          </table:table-cell>
        </table:table-row>
        <table:table-row>
          <table:table-cell table:style-name="Table4.A1" office:value-type="string">
            <text:p text:style-name="P37">Results</text:p>
          </table:table-cell>
          <table:table-cell table:style-name="Table4.A1" office:value-type="string">
            <text:p text:style-name="P28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20">Lissajous : XY Plots</text:p>
          </table:table-cell>
        </table:table-row>
        <table:table-row>
          <table:table-cell table:style-name="Table4.A1" office:value-type="string">
            <text:p text:style-name="P37">Menu 1</text:p>
          </table:table-cell>
          <table:table-cell table:style-name="Table4.A1" office:value-type="string">
            <text:p text:style-name="P28">Select input data channel for X-axis.</text:p>
          </table:table-cell>
        </table:table-row>
        <table:table-row>
          <table:table-cell table:style-name="Table4.A1" office:value-type="string">
            <text:p text:style-name="P37">Menu 2</text:p>
          </table:table-cell>
          <table:table-cell table:style-name="Table4.A1" office:value-type="string">
            <text:p text:style-name="P28">Select input data channel for Y-axis.</text:p>
          </table:table-cell>
        </table:table-row>
        <table:table-row>
          <table:table-cell table:style-name="Table4.A1" office:value-type="string">
            <text:p text:style-name="P37">show</text:p>
          </table:table-cell>
          <table:table-cell table:style-name="Table4.A1" office:value-type="string">
            <text:p text:style-name="P28">Enable/Disable Lissajous overlay.</text:p>
          </table:table-cell>
        </table:table-row>
        <table:table-row>
          <table:table-cell table:style-name="Table4.A1" office:value-type="string">
            <text:p text:style-name="P37">Animate</text:p>
          </table:table-cell>
          <table:table-cell table:style-name="Table4.A1" office:value-type="string">
            <text:p text:style-name="P28">Pause data acquisition and animate the formation of the X-Y plot.</text:p>
          </table:table-cell>
        </table:table-row>
      </table:table>
      <text:h text:style-name="P83" text:outline-level="2">Control widgets in the Peripherals section</text:h>
      <text:p text:style-name="P1"><draw:frame draw:style-name="fr1" draw:name="Frame4" text:anchor-type="paragraph" svg:width="17cm" draw:z-index="2"><draw:text-box fo:min-height="9.11cm"><text:p text:style-name="P14"><draw:frame draw:style-name="fr7" draw:name="Image7" text:anchor-type="paragraph" svg:width="17cm" svg:height="9.11cm" style:rel-height="scale" draw:z-index="3"><draw:image xlink:href="../images/shot-lissajous.png" xlink:type="simple" xlink:show="embed" xlink:actuate="onLoad"/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PVS1</text:p>
          </table:table-cell>
          <table:table-cell table:style-name="Table5.A1" office:value-type="string">
            <text:p text:style-name="P40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1">PVS2</text:p>
          </table:table-cell>
          <table:table-cell table:style-name="Table5.A1" office:value-type="string">
            <text:p text:style-name="P40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1">PVS3</text:p>
          </table:table-cell>
          <table:table-cell table:style-name="Table5.A1" office:value-type="string">
            <text:p text:style-name="P40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1">PCS</text:p>
          </table:table-cell>
          <table:table-cell table:style-name="Table5.A1" office:value-type="string">
            <text:p text:style-name="P40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Wavegen </text:p>
          </table:table-cell>
          <table:table-cell table:style-name="Table6.A1" office:value-type="string">
            <text:p text:style-name="P40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0">Phase Correlated Square Waves (SQ1,SQ2,SQ3,SQ4)</text:p>
          </table:table-cell>
        </table:table-row>
        <table:table-row>
          <table:table-cell table:style-name="Table6.A1" office:value-type="string">
            <text:p text:style-name="P41">Frequency </text:p>
          </table:table-cell>
          <table:table-cell table:style-name="Table6.A1" office:value-type="string">
            <text:p text:style-name="P40"><text:span text:style-name="T5">Range</text:span> :<text:span text:style-name="T1"> 0 − 8M Hz, Set the output frequency of all four square waves.,</text:span></text:p>
            <text:p text:style-name="P42">Resolution:15nS.</text:p>
          </table:table-cell>
        </table:table-row>
        <table:table-row>
          <table:table-cell table:style-name="Table6.A1" office:value-type="string">
            <text:p text:style-name="P41">Output </text:p>
          </table:table-cell>
          <table:table-cell table:style-name="Table6.A1" office:value-type="string">
            <text:p text:style-name="P29">Select the Output socket to configure.</text:p>
          </table:table-cell>
        </table:table-row>
        <table:table-row>
          <table:table-cell table:style-name="Table6.A1" office:value-type="string">
            <text:p text:style-name="P41">Phase Duty </text:p>
          </table:table-cell>
          <table:table-cell table:style-name="Table6.A1" office:value-type="string">
            <text:p text:style-name="P40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1">Cycle </text:p>
          </table:table-cell>
          <table:table-cell table:style-name="Table6.A1" office:value-type="string">
            <text:p text:style-name="P40"><text:s/><text:span text:style-name="T5">Set the Duty Cycle </text:span>(0 − 100%) , of the selected waveform.</text:p>
          </table:table-cell>
        </table:table-row>
      </table:table>
      <text:p text:style-name="P1"/>
      <text:h text:style-name="P83" text:outline-level="2">Control widgets in the Digital section</text:h>
      <text:p text:style-name="P1"><draw:frame draw:style-name="fr1" draw:name="Frame5" text:anchor-type="paragraph" svg:width="17cm" draw:z-index="4"><draw:text-box fo:min-height="9.982cm"><text:p text:style-name="P14"><draw:frame draw:style-name="fr7" draw:name="Image8" text:anchor-type="paragraph" svg:width="17cm" svg:height="9.982cm" style:rel-height="scale" draw:z-index="5"><draw:image xlink:href="../images/shot-LA.png" xlink:type="simple" xlink:show="embed" xlink:actuate="onLoad"/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Active Channels</text:p>
          </table:table-cell>
          <table:table-cell table:style-name="Table7.A1" office:value-type="string">
            <text:p text:style-name="P45"><text:span text:style-name="T5">Number of inputs to digitize</text:span>. Single channel and two channel modes can record</text:p>
            <text:p text:style-name="P45"><text:s/>up to 60 seconds delay between consecutive level changes with a resolution of</text:p>
            <text:p text:style-name="P45">15nS. Three and Four channel modes can only record up to 1 ms delay between</text:p>
            <text:p text:style-name="P45">consecutive level changes.</text:p>
          </table:table-cell>
        </table:table-row>
        <table:table-row>
          <table:table-cell table:style-name="Table7.A1" office:value-type="string">
            <text:p text:style-name="P44">Acquisition time</text:p>
          </table:table-cell>
          <table:table-cell table:style-name="Table7.A1" office:value-type="string">
            <text:p text:style-name="P45"><text:s/><text:span text:style-name="T5">Time to sample inputs before fetching results</text:span>. The LA continuously refreshes</text:p>
            <text:p text:style-name="P45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0">Single Channel Options</text:p>
          </table:table-cell>
        </table:table-row>
        <table:table-row>
          <table:table-cell table:style-name="Table8.A1" office:value-type="string">
            <text:p text:style-name="P44">Channel</text:p>
          </table:table-cell>
          <table:table-cell table:style-name="Table8.A1" office:value-type="string">
            <text:p text:style-name="P45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4">Edges</text:p>
          </table:table-cell>
          <table:table-cell table:style-name="Table8.A1" office:value-type="string">
            <text:p text:style-name="P45"><text:span text:style-name="T5">Types of Level changes to record.</text:span> Select from options such as Falling edges only,</text:p>
            <text:p text:style-name="P45">rising edges only, all edges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Trigger</text:p>
          </table:table-cell>
        </table:table-row>
        <table:table-row>
          <table:table-cell table:style-name="Table8.A1" office:value-type="string">
            <text:p text:style-name="P44">Channel</text:p>
          </table:table-cell>
          <table:table-cell table:style-name="Table8.A1" office:value-type="string">
            <text:p text:style-name="P30">Enable level change trigger on selected channel.</text:p>
          </table:table-cell>
        </table:table-row>
        <table:table-row>
          <table:table-cell table:style-name="Table8.A1" office:value-type="string">
            <text:p text:style-name="P44">Edges</text:p>
          </table:table-cell>
          <table:table-cell table:style-name="Table8.A1" office:value-type="string">
            <text:p text:style-name="P30">Type of level change to use as the trigger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3/4 channel modes</text:p>
          </table:table-cell>
        </table:table-row>
        <table:table-row>
          <table:table-cell table:style-name="Table8.A1" office:value-type="string">
            <text:p text:style-name="P44">CH1-CH4</text:p>
          </table:table-cell>
          <table:table-cell table:style-name="Table8.A1" office:value-type="string">
            <text:p text:style-name="P30">Set the type of level changes to record for each channel when the logic</text:p>
            <text:p text:style-name="P30">analyzer is in either the 3 channel, or the 4 channel mode.</text:p>
          </table:table-cell>
        </table:table-row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0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4">Edge 1</text:p>
          </table:table-cell>
          <table:table-cell table:style-name="Table8.A1" office:value-type="string">
            <text:p text:style-name="P30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4">Edge 2</text:p>
          </table:table-cell>
          <table:table-cell table:style-name="Table8.A1" office:value-type="string">
            <text:p text:style-name="P30">Select input channel and edge type that will stop the timer.</text:p>
          </table:table-cell>
        </table:table-row>
        <table:table-row>
          <table:table-cell table:style-name="Table8.A1" office:value-type="string">
            <text:p text:style-name="P44">Go</text:p>
          </table:table-cell>
          <table:table-cell table:style-name="Table8.A1" office:value-type="string">
            <text:p text:style-name="P30">Run the measurement.</text:p>
          </table:table-cell>
        </table:table-row>
        <table:table-row>
          <table:table-cell table:style-name="Table8.A1" office:value-type="string">
            <text:p text:style-name="P44">Results</text:p>
          </table:table-cell>
          <table:table-cell table:style-name="Table8.A1" office:value-type="string">
            <text:p text:style-name="P30">Results will be displayed here in seconds units.</text:p>
          </table:table-cell>
        </table:table-row>
      </table:table>
      <text:p text:style-name="P1"/>
      <text:h text:style-name="P81" text:outline-level="1">Testing : <text:span text:style-name="T11">Wireless Units Demo</text:span></text:h>
      <text:p text:style-name="P9">Copy the following command and run it on a terminal: <text:span text:style-name="T13">vLabtool-wirelessDemo</text:span></text:p>
      <text:h text:style-name="P83" text:outline-level="2">Connecting a new wireless node carrying some sensor</text:h>
      <text:p text:style-name="P10"><draw:frame draw:style-name="fr2" draw:name="Frame6" text:anchor-type="paragraph" svg:x="0cm" svg:y="0.399cm" svg:width="17cm" draw:z-index="6"><draw:text-box fo:min-height="7.876cm"><text:p text:style-name="P14"><draw:frame draw:style-name="fr7" draw:name="Image9" text:anchor-type="paragraph" svg:width="17cm" svg:height="7.876cm" style:rel-height="scale" draw:z-index="7"><draw:image xlink:href="../images/shot-wireless1.png" xlink:type="simple" xlink:show="embed" xlink:actuate="onLoad"/></draw:frame>Screenshot of the wirelessDemo application</text:p></draw:text-box></draw:frame></text:p>
      <text:list xml:id="list1287722054257499507" text:style-name="L5">
        <text:list-item>
          <text:p text:style-name="P73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4">Make sure that the option Register New Nodes on the Application is selected. </text:p>
        </text:list-item>
        <text:list-item>
          <text:p text:style-name="P74">Plug In the Battery onto the wireless node.</text:p>
        </text:list-item>
        <text:list-item>
          <text:p text:style-name="P74">Observe that the software has auto detected your wireless node as well as found out the address of the sensor you connected.</text:p>
        </text:list-item>
        <text:list-item>
          <text:p text:style-name="P73"><text:span text:style-name="T14">Unselect </text:span><text:span text:style-name="T2">Register New Nodes</text:span><text:span text:style-name="T14">.</text:span></text:p>
          <text:p text:style-name="P74">If you wish, you may move the cursor over a sensor’s address and the software will guess it’s model number/type.</text:p>
        </text:list-item>
        <text:list-item>
          <text:p text:style-name="P73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3" text:outline-level="2">Logging Data from a sensor</text:h>
      <text:list xml:id="list2872189304522410532" text:style-name="L6">
        <text:list-item>
          <text:p text:style-name="P75">After Following the steps in the previous section, Select the appropriate sensor and click on Go, The software will continuously plot values fetched from the sensor.</text:p>
        </text:list-item>
      </text:list>
      <text:h text:style-name="P83" text:outline-level="2">Changing sensor parameters</text:h>
      <text:list xml:id="list9020166582668990466" text:style-name="L7">
        <text:list-item>
          <text:p text:style-name="P76">Open the auto-generated menu at the bottom left corner, and change parameters. A few examples include gain, sampling rates, and data-type selection.</text:p>
        </text:list-item>
      </text:list>
      <text:h text:style-name="P85" text:outline-level="2">Testing : Data logger Application Demo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3" text:outline-level="2">Choosing a command and starting the logger</text:h>
      <text:list xml:id="list21375015706077189" text:style-name="L8">
        <text:list-item>
          <text:p text:style-name="P72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72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3" text:outline-level="2">Additional Functionality Accessible through menu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Voltmeter</text:p>
          </table:table-cell>
          <table:table-cell table:style-name="Table9.A1" office:value-type="string">
            <text:p text:style-name="P31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8">Amplifiers</text:p>
          </table:table-cell>
          <table:table-cell table:style-name="Table9.A1" office:value-type="string">
            <text:p text:style-name="P31">Load a widget to set the gain on the voltage input channels.</text:p>
          </table:table-cell>
        </table:table-row>
        <table:table-row>
          <table:table-cell table:style-name="Table9.A1" office:value-type="string">
            <text:p text:style-name="P48">Wavegen</text:p>
          </table:table-cell>
          <table:table-cell table:style-name="Table9.A1" office:value-type="string">
            <text:p text:style-name="P31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8">IV sources</text:p>
          </table:table-cell>
          <table:table-cell table:style-name="Table9.A1" office:value-type="string">
            <text:p text:style-name="P49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8">Timing</text:p>
          </table:table-cell>
          <table:table-cell table:style-name="Table9.A1" office:value-type="string">
            <text:p text:style-name="P49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8">Console</text:p>
          </table:table-cell>
          <table:table-cell table:style-name="Table9.A1" office:value-type="string">
            <text:p text:style-name="P31">Insert an iPython Console with init commands preloaded.</text:p>
          </table:table-cell>
        </table:table-row>
        <table:table-row>
          <table:table-cell table:style-name="Table9.A1" office:value-type="string">
            <text:p text:style-name="P48">help</text:p>
          </table:table-cell>
          <table:table-cell table:style-name="Table9.A1" office:value-type="string">
            <text:p text:style-name="P31">Help menu that allows access to the programmer’s manual as well as experiment specific HTML files.</text:p>
          </table:table-cell>
        </table:table-row>
      </table:table>
      <text:p text:style-name="P1"/>
      <text:h text:style-name="P81" text:outline-level="1">Pin Definitions and Functions</text:h>
      <text:h text:style-name="P83" text:outline-level="2">Analog Inputs - Measure Voltages with 12-bit resolution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CH1</text:p>
          </table:table-cell>
          <table:table-cell table:style-name="Table10.A1" office:value-type="string">
            <text:p text:style-name="P47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6">CH2</text:p>
          </table:table-cell>
          <table:table-cell table:style-name="Table10.A1" office:value-type="string">
            <text:p text:style-name="P47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6">CH3</text:p>
          </table:table-cell>
          <table:table-cell table:style-name="Table10.A1" office:value-type="string">
            <text:p text:style-name="P47"><text:span text:style-name="T5">Range: ± </text:span><text:span text:style-name="T8">3.3V</text:span>, Gain: up to 32×, <text:span text:style-name="T16">12-bit Offset control.</text:span></text:p>
            <text:p text:style-name="P50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6">CH4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5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6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CH7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6">SEN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6">AN2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6">AN3</text:p>
          </table:table-cell>
          <table:table-cell table:style-name="Table10.A1" office:value-type="string">
            <text:p text:style-name="P47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20">Internally Monitored</text:p>
          </table:table-cell>
        </table:table-row>
        <table:table-row>
          <table:table-cell table:style-name="Table10.A1" office:value-type="string">
            <text:p text:style-name="P46">5 V</text:p>
          </table:table-cell>
          <table:table-cell table:style-name="Table10.A1" office:value-type="string">
            <text:p text:style-name="P50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6">V+</text:p>
          </table:table-cell>
          <table:table-cell table:style-name="Table10.A1" office:value-type="string">
            <text:p text:style-name="P32">Measures the output voltage.</text:p>
            <text:p text:style-name="P50">Monitor this to verify if external loads are affecting it</text:p>
          </table:table-cell>
        </table:table-row>
      </table:table>
      <text:h text:style-name="P83" text:outline-level="2">Analog Output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/>
          </table:table-cell>
          <table:table-cell table:style-name="Table11.A1" office:value-type="string">
            <text:p text:style-name="P20">Waveform Generators</text:p>
          </table:table-cell>
        </table:table-row>
        <table:table-row>
          <table:table-cell table:style-name="Table11.A1" office:value-type="string">
            <text:p text:style-name="P51">WG1</text:p>
          </table:table-cell>
          <table:table-cell table:style-name="Table11.A1" office:value-type="string">
            <text:p text:style-name="P52"><text:span text:style-name="T5">0-2MHz Sine/ Triangle Waveform Generator</text:span>, Range: ±4V. Manual Amplitude Control via dial located on the side.</text:p>
            <text:p text:style-name="P52">28- bit (0.04Hz) resolution</text:p>
          </table:table-cell>
        </table:table-row>
        <table:table-row>
          <table:table-cell table:style-name="Table11.A1" office:value-type="string">
            <text:p text:style-name="P51">SINE</text:p>
          </table:table-cell>
          <table:table-cell table:style-name="Table11.A1" office:value-type="string">
            <text:p text:style-name="P52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1"/>
          </table:table-cell>
          <table:table-cell table:style-name="Table11.A1" office:value-type="string">
            <text:p text:style-name="P20">Programmable Voltage and Current Sources (12-bit)</text:p>
          </table:table-cell>
        </table:table-row>
        <table:table-row>
          <table:table-cell table:style-name="Table11.A1" office:value-type="string">
            <text:p text:style-name="P51">PVS1</text:p>
          </table:table-cell>
          <table:table-cell table:style-name="Table11.A1" office:value-type="string">
            <text:p text:style-name="P52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1">PVS2</text:p>
          </table:table-cell>
          <table:table-cell table:style-name="Table11.A1" office:value-type="string">
            <text:p text:style-name="P52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1">PVS3</text:p>
          </table:table-cell>
          <table:table-cell table:style-name="Table11.A1" office:value-type="string">
            <text:p text:style-name="P52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1">PCS</text:p>
          </table:table-cell>
          <table:table-cell table:style-name="Table11.A1" office:value-type="string">
            <text:p text:style-name="P52"><text:span text:style-name="T5">Range</text:span>: 0 − 3.3mA.</text:p>
            <text:p text:style-name="P52">Subject to Load resistance. Up to 3.3V voltage drop</text:p>
          </table:table-cell>
        </table:table-row>
      </table:table>
      <text:h text:style-name="P83" text:outline-level="2">Digital Inputs - Measure Logic Levels with 15nS resolution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0">Logic Analyzer, Frequency Counter, Timing Functions</text:p>
          </table:table-cell>
        </table:table-row>
        <table:table-row>
          <table:table-cell table:style-name="Table12.A1" office:value-type="string">
            <text:p text:style-name="P53">ID1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2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3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3">ID4</text:p>
          </table:table-cell>
          <table:table-cell table:style-name="Table12.A1" office:value-type="string">
            <text:p text:style-name="P52"><text:span text:style-name="T5">Range</text:span>: <text:s/>0 − 5V, <text:s/>0-32MHz.</text:p>
          </table:table-cell>
        </table:table-row>
      </table:table>
      <text:h text:style-name="P83" text:outline-level="2"><text:soft-page-break/>Digital Outputs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/>
          </table:table-cell>
          <table:table-cell table:style-name="Table13.A1" office:value-type="string">
            <text:p text:style-name="P20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4">SQ1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2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3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4">SQ4</text:p>
          </table:table-cell>
          <table:table-cell table:style-name="Table13.A1" office:value-type="string">
            <text:p text:style-name="P55"><text:span text:style-name="T5">Range</text:span>: <text:s/>0 − 5V.</text:p>
          </table:table-cell>
        </table:table-row>
      </table:table>
      <text:h text:style-name="P83" text:outline-level="2">Data Buses - I2C , SPI, UART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0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4">Application </text:p>
          </table:table-cell>
          <table:table-cell table:style-name="Table14.A1" office:value-type="string">
            <text:p text:style-name="P55"><text:span text:style-name="T5">Tested With Various sensors</text:span>, <text:span text:style-name="T1">MPU6050, MLX90614, HMC5883L, BMP180,</text:span></text:p>
            <text:p text:style-name="P55"><text:span text:style-name="T1">TSL2561, SHT21</text:span> etc.</text:p>
            <text:p text:style-name="P43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4">Vdd</text:p>
          </table:table-cell>
          <table:table-cell table:style-name="Table14.A1" office:value-type="string">
            <text:p text:style-name="P33">3.3V Power output.</text:p>
          </table:table-cell>
        </table:table-row>
        <table:table-row>
          <table:table-cell table:style-name="Table14.A1" office:value-type="string">
            <text:p text:style-name="P54">GND</text:p>
          </table:table-cell>
          <table:table-cell table:style-name="Table14.A1" office:value-type="string">
            <text:p text:style-name="P33">Power return path.</text:p>
          </table:table-cell>
        </table:table-row>
        <table:table-row>
          <table:table-cell table:style-name="Table14.A1" office:value-type="string">
            <text:p text:style-name="P54">SCL</text:p>
          </table:table-cell>
          <table:table-cell table:style-name="Table14.A1" office:value-type="string">
            <text:p text:style-name="P33">I2C Clock Output.</text:p>
          </table:table-cell>
        </table:table-row>
        <table:table-row>
          <table:table-cell table:style-name="Table14.A1" office:value-type="string">
            <text:p text:style-name="P54">SDA</text:p>
          </table:table-cell>
          <table:table-cell table:style-name="Table14.A1" office:value-type="string">
            <text:p text:style-name="P33">I2C Data Line.</text:p>
          </table:table-cell>
        </table:table-row>
        <table:table-row>
          <table:table-cell table:style-name="Table14.A1" office:value-type="string">
            <text:p text:style-name="P54"/>
          </table:table-cell>
          <table:table-cell table:style-name="Table14.A1" office:value-type="string">
            <text:p text:style-name="P20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4">SCK</text:p>
          </table:table-cell>
          <table:table-cell table:style-name="Table14.A1" office:value-type="string">
            <text:p text:style-name="P34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4">SDO</text:p>
          </table:table-cell>
          <table:table-cell table:style-name="Table14.A1" office:value-type="string">
            <text:p text:style-name="P34">SPI Data Output (MOSI).</text:p>
          </table:table-cell>
        </table:table-row>
        <table:table-row>
          <table:table-cell table:style-name="Table14.A1" office:value-type="string">
            <text:p text:style-name="P54">SDI</text:p>
          </table:table-cell>
          <table:table-cell table:style-name="Table14.A1" office:value-type="string">
            <text:p text:style-name="P34">SPI Data Input (MISO).</text:p>
          </table:table-cell>
        </table:table-row>
        <table:table-row>
          <table:table-cell table:style-name="Table14.A1" office:value-type="string">
            <text:p text:style-name="P54">O1</text:p>
          </table:table-cell>
          <table:table-cell table:style-name="Table14.A1" office:value-type="string">
            <text:p text:style-name="P34">Chip Select 1.</text:p>
          </table:table-cell>
        </table:table-row>
        <table:table-row>
          <table:table-cell table:style-name="Table14.A1" office:value-type="string">
            <text:p text:style-name="P54">O2</text:p>
          </table:table-cell>
          <table:table-cell table:style-name="Table14.A1" office:value-type="string">
            <text:p text:style-name="P34">Chip Select 2.</text:p>
          </table:table-cell>
        </table:table-row>
      </table:table>
      <text:h text:style-name="P83" text:outline-level="2">A Few Definitions For The Expansion slot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6">DDS</text:p>
          </table:table-cell>
          <table:table-cell table:style-name="Table15.A1" office:value-type="string">
            <text:p text:style-name="P57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6">AN2</text:p>
          </table:table-cell>
          <table:table-cell table:style-name="Table15.A1" office:value-type="string">
            <text:p text:style-name="P57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6">AN3</text:p>
          </table:table-cell>
          <table:table-cell table:style-name="Table15.A1" office:value-type="string">
            <text:p text:style-name="P57"><text:span text:style-name="T5">Analog Input</text:span>, Range: 0 − 3.3V.</text:p>
          </table:table-cell>
        </table:table-row>
      </table:table>
      <text:h text:style-name="P83" text:outline-level="2">Additional Nomenclatur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8">GND</text:p>
          </table:table-cell>
          <table:table-cell table:style-name="Table16.A1" office:value-type="string">
            <text:p text:style-name="P59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8">V+/V-</text:p>
          </table:table-cell>
          <table:table-cell table:style-name="Table16.A1" office:value-type="string">
            <text:p text:style-name="P59"><text:span text:style-name="T5">Power Outputs</text:span>, ±9V . Current limit 20mA per channel.</text:p>
          </table:table-cell>
        </table:table-row>
      </table:table>
      <text:p text:style-name="P1"/>
      <text:h text:style-name="P81" text:outline-level="1">Wireless Nodes</text:h>
      <text:p text:style-name="P1"><draw:frame draw:style-name="fr8" draw:name="Image11" text:anchor-type="paragraph" svg:width="17cm" svg:height="7.876cm" draw:z-index="9"><draw:image xlink:href="../images/shot-wireless2.png" xlink:type="simple" xlink:show="embed" xlink:actuate="onLoad"/></draw:frame></text:p>
      <text:h text:style-name="P83" text:outline-level="2">On-board Transceiver : 2-way radio link</text:h>
      <text:p text:style-name="P6">Capable of communicating with multiple wireless nodes to control and receive sensor data payloads</text:p>
      <text:h text:style-name="P83" text:outline-level="2">Wireless Subunits : 3-Byte addresses</text:h>
      <text:p text:style-name="P1"><draw:frame draw:style-name="fr5" draw:name="Image12" text:anchor-type="paragraph" svg:x="4.008cm" svg:y="0.531cm" svg:width="8.458cm" svg:height="5.064cm" draw:z-index="10"><draw:image xlink:href="../images/shot-wireless3.png" xlink:type="simple" xlink:show="embed" xlink:actuate="onLoad"/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I2C</text:p>
          </table:table-cell>
          <table:table-cell table:style-name="Table17.A1" office:value-type="string">
            <text:p text:style-name="P61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60">SPI</text:p>
          </table:table-cell>
          <table:table-cell table:style-name="Table17.A1" office:value-type="string">
            <text:p text:style-name="P61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60">RGBout</text:p>
          </table:table-cell>
          <table:table-cell table:style-name="Table17.A1" office:value-type="string">
            <text:p text:style-name="P61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6:17:31.580457002</dc:date>
    <meta:editing-duration>PT2H58M44S</meta:editing-duration>
    <meta:editing-cycles>46</meta:editing-cycles>
    <meta:generator>LibreOffice/5.0.5.2$Linux_X86_64 LibreOffice_project/00m0$Build-2</meta:generator>
    <meta:document-statistic meta:table-count="19" meta:image-count="11" meta:object-count="1" meta:page-count="12" meta:paragraph-count="373" meta:word-count="2323" meta:character-count="14079" meta:non-whitespace-character-count="12063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